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ntityResponseBuilderTests.cacheControl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ntityResponseBuilderTests.notModified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EntityResponseBuilderTests.notModified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EntityResponseBuilderTests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ntityResponseBuilderTests.varyB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ntityResponseBuilderTests.al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ntityResponseBuilderTests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EntityResponseBuilderTests.fromObject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ntityResponseBuilderTests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ntityResponseBuilderTests.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ntityResponseBuilderTests.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ntityResponseBuilderTests.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ntityResponseBuilderTests.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ntityResponseBuilder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EntityResponseBuilderTests.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ntityResponseBuilderTests.from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